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33mm"/>
    </style:style>
    <style:style style:name="co2" style:family="table-column">
      <style:table-column-properties fo:break-before="auto" style:column-width="42.5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do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osicao</text:p>
          </table:table-cell>
          <table:table-cell office:value-type="string" calcext:value-type="string">
            <text:p>quantidade de elemento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9" calcext:value-type="float">
            <text:p>19</text:p>
          </table:table-cell>
        </table:table-row>
      </table:table>
      <table:table table:name="Gráfico" table:style-name="ta1">
        <table:shapes>
          <draw:frame draw:z-index="0" draw:style-name="gr1" draw:text-style-name="P1" svg:width="382.6mm" svg:height="89.99mm" svg:x="0mm" svg:y="0.01mm">
            <loext:p draw:notify-on-update-of-ranges="Dados.A2:Dados.A101 Dados.B1:Dados.B1 Dados.B2:Dados.B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8T22:28:34.702400502</dc:date>
    <meta:editing-duration>PT5M28S</meta:editing-duration>
    <meta:editing-cycles>2</meta:editing-cycles>
    <meta:generator>LibreOffice/5.1.6.2$Linux_X86_64 LibreOffice_project/10m0$Build-2</meta:generator>
    <meta:document-statistic meta:table-count="2" meta:cell-count="2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8.261cm" svg:height="9cm" xlink:href=".." xlink:type="simple" chart:class="chart:line" chart:style-name="ch1">
        <chart:title svg:x="13.94cm" svg:y="0.316cm" chart:style-name="ch2">
          <text:p>Gráfico da Tabela Hash com acumulação polinomial</text:p>
        </chart:title>
        <chart:legend chart:legend-position="end" svg:x="33.081cm" svg:y="4.201cm" style:legend-expansion="high" chart:style-name="ch3"/>
        <chart:plot-area chart:style-name="ch4" table:cell-range-address="Dados.A1:Dados.B101" chart:data-source-has-labels="both" svg:x="1.776cm" svg:y="1.275cm" svg:width="30.54cm" svg:height="6.564cm">
          <chartooo:coordinate-region svg:x="2.397cm" svg:y="1.474cm" svg:width="29.919cm" svg:height="5.573cm"/>
          <chart:axis chart:dimension="x" chart:name="primary-x" chart:style-name="ch5" chartooo:axis-type="auto">
            <chartooo:date-scale/>
            <chart:title svg:x="15.772cm" svg:y="8.019cm" chart:style-name="ch6">
              <text:p>Posição do Vetor</text:p>
            </chart:title>
            <chart:categories table:cell-range-address="Dados.A2:Dados.A101"/>
          </chart:axis>
          <chart:axis chart:dimension="y" chart:name="primary-y" chart:style-name="ch5">
            <chart:title svg:x="0.451cm" svg:y="6.228cm" chart:style-name="ch7">
              <text:p>Número de Elementos</text:p>
            </chart:title>
            <chart:grid chart:style-name="ch8" chart:class="major"/>
          </chart:axis>
          <chart:series chart:style-name="ch9" chart:values-cell-range-address="Dados.B2:Dados.B101" chart:label-cell-address="Dados.B1:Dados.B1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antidade de elementos</text:p>
                <draw:g>
                  <svg:desc>Dados.B1:Dados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ados.A2:Dados.A101</svg:desc>
                </draw:g>
              </table:table-cell>
              <table:table-cell office:value-type="float" office:value="11">
                <text:p>11</text:p>
                <draw:g>
                  <svg:desc>Dados.B2:Dados.B1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